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officeooo:rsid="001ba311" officeooo:paragraph-rsid="001ba311"/>
    </style:style>
    <style:style style:name="P2" style:family="paragraph" style:parent-style-name="Standard">
      <style:text-properties officeooo:rsid="001ba311" officeooo:paragraph-rsid="001d7b20"/>
    </style:style>
    <style:style style:name="P3" style:family="paragraph" style:parent-style-name="Standard">
      <style:text-properties fo:language="ru" fo:country="RU" officeooo:rsid="001ba311" officeooo:paragraph-rsid="001ba311"/>
    </style:style>
    <style:style style:name="P4" style:family="paragraph" style:parent-style-name="Standard">
      <style:text-properties fo:language="ru" fo:country="RU" officeooo:rsid="001e81fd" officeooo:paragraph-rsid="001e81fd"/>
    </style:style>
    <style:style style:name="P5" style:family="paragraph" style:parent-style-name="Standard">
      <style:text-properties officeooo:rsid="001d7b20" officeooo:paragraph-rsid="001d7b20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language="ru" fo:country="RU" officeooo:rsid="001ba311"/>
    </style:style>
    <style:style style:name="T5" style:family="text">
      <style:text-properties fo:language="ru" fo:country="RU" officeooo:rsid="001d7b20"/>
    </style:style>
    <style:style style:name="T6" style:family="text">
      <style:text-properties officeooo:rsid="001d7b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Я Андрей Коваленко. <text:span text:style-name="T6">Или </text:span>Keva.</text:p>
      <text:p text:style-name="P3"/>
      <text:p text:style-name="P1"><text:span text:style-name="T1">Сделал самый быстрый и второй по полноте и качеству после ашмановской ОРФО русский морфологический анализатор </text:span><text:a xlink:type="simple" xlink:href="http://libmorph.ru/morph/rus/index.html" text:style-name="Internet_20_link" text:visited-style-name="Visited_20_Internet_20_Link"><text:span text:style-name="T1">libmorph</text:span></text:a><text:span text:style-name="T1"> (с 1994 по настоящее время).</text:span></text:p>
      <text:p text:style-name="P1"><text:span text:style-name="T1"/></text:p>
      <text:p text:style-name="P1"><text:span text:style-name="T1">В 1996 году придумал </text:span><text:span text:style-name="T5">и спроектировал</text:span><text:span text:style-name="T1">, а в 1997 вместе с Женей Киреевым (ныне председатель совета директоров Positive Technologies) и Женей Бондаренко (ныне покойным) запустил первый русский поисковик с поддержкой русской морфологии — </text:span><text:span text:style-name="T3">Апорт!</text:span><text:span text:style-name="T1">.</text:span></text:p>
      <text:p text:style-name="P1"><text:span text:style-name="T1"/></text:p>
      <text:p text:style-name="P2"><text:span text:style-name="T1">В 1998 в Харькове </text:span><text:span text:style-name="T5">с </text:span><text:span text:style-name="T1">партнёрами — </text:span><text:span text:style-name="T5">Юрой Назаровым, Юрой Логвиновым и Лёшей Чуксиным при финансовой поддержке Укрсиббанка</text:span><text:span text:style-name="T1"> запустил клон системы Апорт! — українську пошукову систему &lt;META&gt; и занялся разработкой </text:span><text:span text:style-name="T5">нового </text:span><text:span text:style-name="T1">бол</text:span><text:span text:style-name="T5">ь</text:span><text:span text:style-name="T1">шого поискового движка. В чуть разных ипостасях он стал и Рамблером от 2000 года и до его конца, и развитием &lt;</text:span><text:span text:style-name="T5">МЕТЫ&gt;.</text:span></text:p>
      <text:p text:style-name="P2"><text:span text:style-name="T5"/></text:p>
      <text:p text:style-name="P5"><text:span text:style-name="T1">Сделал в 2005-2006 году для первого новостного кластеризатора </text:span><text:span text:style-name="T2">Новотека</text:span><text:span text:style-name="T1"> подсистему построения дайджеста новостного кластера в развитии события.</text:span></text:p>
      <text:p text:style-name="P5"><text:span text:style-name="T1"/></text:p>
      <text:p text:style-name="P5"><text:span text:style-name="T1">С 2016 по конец 2024 года работал с компанией «Новые Облачные Технологии», ныне «МойОфис». Сделал корпоративную поисковую систему, интегрированную с почтой Mailion и корпоративным мессенджером Squadus. Система произвольно масштабируется, поддерживает репликацию, в том числе и на несколько data-центров.</text:span></text:p>
      <text:p text:style-name="P5"><text:span text:style-name="T1"/></text:p>
      <text:p text:style-name="P5"><text:span text:style-name="T1">Излюбленные способы выражать свои мысли </text:span><text:span text:style-name="T4">— </text:span><text:span text:style-name="T1">C++ и русский язык. Хотя бегло говорю и внятно пишу по-английски, но это от частых путешествий.</text:span></text:p>
      <text:p text:style-name="P5"><text:span text:style-name="T1"/></text:p>
      <text:p text:style-name="P5"><text:span text:style-name="T1">Есть красотка-жена, пятеро детей и собака.</text:span></text:p>
      <text:p text:style-name="P5"><text:span text:style-name="T1"/></text:p>
      <text:p text:style-name="P5"><text:span text:style-name="T1">Живу в ближнем пригороде. Люблю вина происхождением из ЮАР. Гоняю самогон, когда слива поспевает.</text:span></text:p>
      <text:p text:style-name="P5"><text:span text:style-name="T1"/></text:p>
      <text:p text:style-name="P5"><text:span text:style-name="T1">Качок, хотя уже не в обойме.</text:span></text:p>
      <text:p text:style-name="P3"/>
      <text:p text:style-name="P4">Сейчас свободен, хочу пообщаться и, возможно, <text:s/>вместе с вами что-то ещё сделать.</text:p>
      <text:p text:style-name="P4"/>
      <text:p text:style-name="P4"><text:a xlink:type="simple" xlink:href="mailto:keva@rambler.ru" text:style-name="Internet_20_link" text:visited-style-name="Visited_20_Internet_20_Link">keva@rambler.ru</text:a></text:p>
      <text:p text:style-name="P4">+7(926)513-2991</text:p>
      <text:p text:style-name="P4">@Big_keva</text:p>
      <text:p text:style-name="P4"><text:a xlink:type="simple" xlink:href="https://github.com/big-keva/" text:style-name="Internet_20_link" text:visited-style-name="Visited_20_Internet_20_Link">https://github.com/big-keva/</text:a></text:p>
      <text:p text:style-name="P4"><text:a xlink:type="simple" xlink:href="https://vk.com/bigkeva" text:style-name="Internet_20_link" text:visited-style-name="Visited_20_Internet_20_Link">https://vk.com/bigkeva</text:a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9:48:12.970046060</meta:creation-date>
    <dc:date>2025-03-21T20:15:57.127522919</dc:date>
    <meta:editing-duration>PT5M6S</meta:editing-duration>
    <meta:editing-cycles>1</meta:editing-cycles>
    <meta:document-statistic meta:table-count="0" meta:image-count="0" meta:object-count="0" meta:page-count="1" meta:paragraph-count="16" meta:word-count="228" meta:character-count="1669" meta:non-whitespace-character-count="1452"/>
    <meta:generator>LibreOffice/24.2.7.2$Linux_X86_64 LibreOffice_project/420$Build-2</meta:generator>
  </office:meta>
</office:document-meta>
</file>